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4.5" calcext:value-type="float">
            <text:p>14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6" calcext:value-type="float">
            <text:p>16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19T11:38:33.984846504</dc:date>
    <meta:editing-duration>PT21M9S</meta:editing-duration>
    <meta:editing-cycles>13</meta:editing-cycles>
    <meta:generator>LibreOffice/7.3.6.2$Linux_X86_64 LibreOffice_project/30$Build-2</meta:generator>
    <meta:document-statistic meta:table-count="1" meta:cell-count="103" meta:object-count="0"/>
  </office:meta>
</office:document-meta>
</file>